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51mm"/>
    </style:style>
    <style:style style:name="co3" style:family="table-column">
      <style:table-column-properties fo:break-before="auto" style:column-width="19.63mm"/>
    </style:style>
    <style:style style:name="co4" style:family="table-column">
      <style:table-column-properties fo:break-before="auto" style:column-width="24.99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10.94mm"/>
    </style:style>
    <style:style style:name="co9" style:family="table-column">
      <style:table-column-properties fo:break-before="auto" style:column-width="13.85mm"/>
    </style:style>
    <style:style style:name="co10" style:family="table-column">
      <style:table-column-properties fo:break-before="auto" style:column-width="13.32mm"/>
    </style:style>
    <style:style style:name="co11" style:family="table-column">
      <style:table-column-properties fo:break-before="auto" style:column-width="13.05mm"/>
    </style:style>
    <style:style style:name="co12" style:family="table-column">
      <style:table-column-properties fo:break-before="auto" style:column-width="11.99mm"/>
    </style:style>
    <style:style style:name="co13" style:family="table-column">
      <style:table-column-properties fo:break-before="auto" style:column-width="14.75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ffffff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ffffff" style:diagonal-bl-tr="none" style:diagonal-tl-br="none" fo:border-left="0.74pt solid #000000" fo:padding="0.71mm" fo:border-right="0.74pt solid #000000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5f_BuiltIn_5f_Comma" style:data-style-name="N139">
      <style:table-cell-properties style:glyph-orientation-vertical="0" fo:border-bottom="0.74pt solid #ffffff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5f_BuiltIn_5f_Comma" style:data-style-name="N139">
      <style:table-cell-properties style:glyph-orientation-vertical="0" fo:border-bottom="0.74pt solid #ffffff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ffffff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39">
      <style:table-cell-properties fo:border-bottom="0.74pt solid #ffffff" style:diagonal-bl-tr="none" style:diagonal-tl-br="none" fo:border-left="0.74pt solid #000000" fo:padding="0.71mm" fo:border-right="0.74pt solid #000000" style:rotation-align="none" fo:border-top="0.74pt solid #ffffff"/>
    </style:style>
    <style:style style:name="ce9" style:family="table-cell" style:parent-style-name="Default" style:data-style-name="N139">
      <style:table-cell-properties fo:border-bottom="0.74pt solid #000000" style:diagonal-bl-tr="none" style:diagonal-tl-br="none" fo:border-left="0.74pt solid #000000" fo:padding="0.71mm" fo:border-right="0.74pt solid #000000" style:rotation-align="none" fo:border-top="0.74pt solid #ffffff"/>
    </style:style>
    <style:style style:name="ce10" style:family="table-cell" style:parent-style-name="Default" style:data-style-name="N139">
      <style:table-cell-properties fo:border-bottom="0.74pt solid #ffffff" style:diagonal-bl-tr="none" style:diagonal-tl-br="none" fo:border-left="0.74pt solid #000000" fo:padding="0.71mm" fo:border-right="0.74pt solid #000000" style:rotation-align="none" fo:border-top="0.74pt solid #000000"/>
    </style:style>
    <style:style style:name="ce11" style:family="table-cell" style:parent-style-name="Default" style:data-style-name="N129">
      <style:table-cell-properties fo:border-bottom="0.74pt solid #ffffff" style:diagonal-bl-tr="none" style:diagonal-tl-br="none" fo:border-left="0.74pt solid #000000" fo:padding="0.71mm" fo:border-right="0.74pt solid #000000" style:rotation-align="none" fo:border-top="0.74pt solid #000000"/>
    </style:style>
    <style:style style:name="ce12" style:family="table-cell" style:parent-style-name="Default" style:data-style-name="N129">
      <style:table-cell-properties fo:border-bottom="0.74pt solid #ffffff" style:diagonal-bl-tr="none" style:diagonal-tl-br="none" fo:border-left="0.74pt solid #000000" fo:padding="0.71mm" fo:border-right="0.74pt solid #000000" style:rotation-align="none" fo:border-top="0.74pt solid #ffffff"/>
    </style:style>
    <style:style style:name="ce13" style:family="table-cell" style:parent-style-name="Default" style:data-style-name="N129">
      <style:table-cell-properties fo:border-bottom="0.74pt solid #000000" style:diagonal-bl-tr="none" style:diagonal-tl-br="none" fo:border-left="0.74pt solid #000000" fo:padding="0.71mm" fo:border-right="0.74pt solid #000000" style:rotation-align="none" fo:border-top="0.74pt solid #ffffff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ffffff" style:direction="ltr" fo:padding="0.71mm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ffff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ffff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ffffff" style:direction="ltr" fo:padding="0.71mm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5f_BuiltIn_5f_Comma" style:data-style-name="N137">
      <style:table-cell-properties style:glyph-orientation-vertical="0" fo:border-bottom="0.74pt solid #ffffff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5f_BuiltIn_5f_Comma" style:data-style-name="N137">
      <style:table-cell-properties style:glyph-orientation-vertical="0" fo:border-bottom="0.74pt solid #ffffff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37">
      <style:table-cell-properties style:glyph-orientation-vertical="0" fo:border-bottom="0.74pt solid #ffff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</style:style>
    <style:style style:name="ce23" style:family="table-cell" style:parent-style-name="Default" style:data-style-name="N13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37">
      <style:table-cell-properties style:glyph-orientation-vertical="0" fo:border-bottom="0.74pt solid #ffff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37">
      <style:table-cell-properties style:glyph-orientation-vertical="0" fo:border-bottom="0.74pt solid #ffff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37">
      <style:table-cell-properties style:glyph-orientation-vertical="0" fo:border-bottom="0.74pt solid #ffff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</style:style>
    <style:style style:name="ce29" style:family="table-cell" style:parent-style-name="Default" style:data-style-name="N13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37">
      <style:table-cell-properties style:glyph-orientation-vertical="0" fo:border-bottom="0.74pt solid #ffff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4" style:family="table-cell" style:parent-style-name="Default" style:data-style-name="N13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123.29mm" svg:y="17.46mm">
            <loext:p draw:notify-on-update-of-ranges="Planilha1.F3:Planilha1.F3 Planilha1.F4:Planilha1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 table:style-name="ce2" office:value-type="string" calcext:value-type="string" table:number-columns-spanned="3" table:number-rows-spanned="1">
            <text:p>Tempo (em ms)</text:p>
          </table:table-cell>
          <table:covered-table-cell table:number-columns-repeated="2" table:style-name="ce2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x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SpeedUp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table:formula="of:=[.B4]*100+100" office:value-type="float" office:value="300" calcext:value-type="float">
            <text:p>300</text:p>
          </table:table-cell>
          <table:table-cell table:style-name="ce6" office:value-type="float" office:value="0.259724" calcext:value-type="float">
            <text:p>0,2597</text:p>
          </table:table-cell>
          <table:table-cell table:style-name="ce10" office:value-type="float" office:value="0.0952561" calcext:value-type="float">
            <text:p>0,0953</text:p>
          </table:table-cell>
          <table:table-cell table:style-name="ce11" table:formula="of:=[.D4]/[.E4]" office:value-type="float" office:value="2.72658653881484" calcext:value-type="float">
            <text:p>2,727 </text:p>
          </table:table-cell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table:formula="of:=[.B5]*100+100" office:value-type="float" office:value="400" calcext:value-type="float">
            <text:p>400</text:p>
          </table:table-cell>
          <table:table-cell table:style-name="ce7" office:value-type="float" office:value="0.526456" calcext:value-type="float">
            <text:p>0,5265</text:p>
          </table:table-cell>
          <table:table-cell table:style-name="ce8" office:value-type="float" office:value="0.196647" calcext:value-type="float">
            <text:p>0,1966</text:p>
          </table:table-cell>
          <table:table-cell table:style-name="ce12" table:formula="of:=[.D5]/[.E5]" office:value-type="float" office:value="2.67716263151739" calcext:value-type="float">
            <text:p>2,677 </text:p>
          </table:table-cell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table:formula="of:=[.B6]*100+100" office:value-type="float" office:value="500" calcext:value-type="float">
            <text:p>500</text:p>
          </table:table-cell>
          <table:table-cell table:style-name="ce7" office:value-type="float" office:value="0.889934" calcext:value-type="float">
            <text:p>0,8899</text:p>
          </table:table-cell>
          <table:table-cell table:style-name="ce8" office:value-type="float" office:value="0.32723" calcext:value-type="float">
            <text:p>0,3272</text:p>
          </table:table-cell>
          <table:table-cell table:style-name="ce12" table:formula="of:=[.D6]/[.E6]" office:value-type="float" office:value="2.71959783638419" calcext:value-type="float">
            <text:p>2,720 </text:p>
          </table:table-cell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table:formula="of:=[.B7]*100+100" office:value-type="float" office:value="600" calcext:value-type="float">
            <text:p>600</text:p>
          </table:table-cell>
          <table:table-cell table:style-name="ce7" office:value-type="float" office:value="1.35502" calcext:value-type="float">
            <text:p>1,3550</text:p>
          </table:table-cell>
          <table:table-cell table:style-name="ce8" office:value-type="float" office:value="0.445011" calcext:value-type="float">
            <text:p>0,4450</text:p>
          </table:table-cell>
          <table:table-cell table:style-name="ce12" table:formula="of:=[.D7]/[.E7]" office:value-type="float" office:value="3.04491349652031" calcext:value-type="float">
            <text:p>3,045 </text:p>
          </table:table-cell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table:formula="of:=[.B8]*100+100" office:value-type="float" office:value="700" calcext:value-type="float">
            <text:p>700</text:p>
          </table:table-cell>
          <table:table-cell table:style-name="ce7" office:value-type="float" office:value="1.91711" calcext:value-type="float">
            <text:p>1,9171</text:p>
          </table:table-cell>
          <table:table-cell table:style-name="ce8" office:value-type="float" office:value="0.628214" calcext:value-type="float">
            <text:p>0,6282</text:p>
          </table:table-cell>
          <table:table-cell table:style-name="ce12" table:formula="of:=[.D8]/[.E8]" office:value-type="float" office:value="3.05168302521115" calcext:value-type="float">
            <text:p>3,052 </text:p>
          </table:table-cell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table:formula="of:=[.B9]*100+100" office:value-type="float" office:value="800" calcext:value-type="float">
            <text:p>800</text:p>
          </table:table-cell>
          <table:table-cell table:style-name="ce7" office:value-type="float" office:value="2.57691" calcext:value-type="float">
            <text:p>2,5769</text:p>
          </table:table-cell>
          <table:table-cell table:style-name="ce8" office:value-type="float" office:value="0.839863" calcext:value-type="float">
            <text:p>0,8399</text:p>
          </table:table-cell>
          <table:table-cell table:style-name="ce12" table:formula="of:=[.D9]/[.E9]" office:value-type="float" office:value="3.0682504170323" calcext:value-type="float">
            <text:p>3,068 </text:p>
          </table:table-cell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table:formula="of:=[.B10]*100+100" office:value-type="float" office:value="900" calcext:value-type="float">
            <text:p>900</text:p>
          </table:table-cell>
          <table:table-cell table:style-name="ce8" office:value-type="float" office:value="3.33408" calcext:value-type="float">
            <text:p>3,3341</text:p>
          </table:table-cell>
          <table:table-cell table:style-name="ce8" office:value-type="float" office:value="1.09474" calcext:value-type="float">
            <text:p>1,0947</text:p>
          </table:table-cell>
          <table:table-cell table:style-name="ce12" table:formula="of:=[.D10]/[.E10]" office:value-type="float" office:value="3.04554506092771" calcext:value-type="float">
            <text:p>3,046 </text:p>
          </table:table-cell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table:formula="of:=[.B11]*100+100" office:value-type="float" office:value="1000" calcext:value-type="float">
            <text:p>1000</text:p>
          </table:table-cell>
          <table:table-cell table:style-name="ce8" office:value-type="float" office:value="4.19047" calcext:value-type="float">
            <text:p>4,1905</text:p>
          </table:table-cell>
          <table:table-cell table:style-name="ce8" office:value-type="float" office:value="1.37542" calcext:value-type="float">
            <text:p>1,3754</text:p>
          </table:table-cell>
          <table:table-cell table:style-name="ce12" table:formula="of:=[.D11]/[.E11]" office:value-type="float" office:value="3.04668392200201" calcext:value-type="float">
            <text:p>3,047 </text:p>
          </table:table-cell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table:formula="of:=[.B12]*100+100" office:value-type="float" office:value="1100" calcext:value-type="float">
            <text:p>1100</text:p>
          </table:table-cell>
          <table:table-cell table:style-name="ce8" office:value-type="float" office:value="5.15221" calcext:value-type="float">
            <text:p>5,1522</text:p>
          </table:table-cell>
          <table:table-cell table:style-name="ce8" office:value-type="float" office:value="1.66878" calcext:value-type="float">
            <text:p>1,6688</text:p>
          </table:table-cell>
          <table:table-cell table:style-name="ce12" table:formula="of:=[.D12]/[.E12]" office:value-type="float" office:value="3.08741116264577" calcext:value-type="float">
            <text:p>3,087 </text:p>
          </table:table-cell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table:formula="of:=[.B13]*100+100" office:value-type="float" office:value="1200" calcext:value-type="float">
            <text:p>1200</text:p>
          </table:table-cell>
          <table:table-cell table:style-name="ce8" office:value-type="float" office:value="6.20203" calcext:value-type="float">
            <text:p>6,2020</text:p>
          </table:table-cell>
          <table:table-cell table:style-name="ce8" office:value-type="float" office:value="2.015" calcext:value-type="float">
            <text:p>2,0150</text:p>
          </table:table-cell>
          <table:table-cell table:style-name="ce12" table:formula="of:=[.D13]/[.E13]" office:value-type="float" office:value="3.07793052109181" calcext:value-type="float">
            <text:p>3,078 </text:p>
          </table:table-cell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table:formula="of:=[.B14]*100+100" office:value-type="float" office:value="1300" calcext:value-type="float">
            <text:p>1300</text:p>
          </table:table-cell>
          <table:table-cell table:style-name="ce8" office:value-type="float" office:value="7.35534" calcext:value-type="float">
            <text:p>7,3553</text:p>
          </table:table-cell>
          <table:table-cell table:style-name="ce8" office:value-type="float" office:value="2.4454" calcext:value-type="float">
            <text:p>2,4454</text:p>
          </table:table-cell>
          <table:table-cell table:style-name="ce12" table:formula="of:=[.D14]/[.E14]" office:value-type="float" office:value="3.00782694037785" calcext:value-type="float">
            <text:p>3,008 </text:p>
          </table:table-cell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4" table:formula="of:=[.B15]*100+100" office:value-type="float" office:value="1400" calcext:value-type="float">
            <text:p>1400</text:p>
          </table:table-cell>
          <table:table-cell table:style-name="ce8" office:value-type="float" office:value="8.60053" calcext:value-type="float">
            <text:p>8,6005</text:p>
          </table:table-cell>
          <table:table-cell table:style-name="ce8" office:value-type="float" office:value="2.82441" calcext:value-type="float">
            <text:p>2,8244</text:p>
          </table:table-cell>
          <table:table-cell table:style-name="ce12" table:formula="of:=[.D15]/[.E15]" office:value-type="float" office:value="3.04507136003625" calcext:value-type="float">
            <text:p>3,045 </text:p>
          </table:table-cell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4" table:formula="of:=[.B16]*100+100" office:value-type="float" office:value="1500" calcext:value-type="float">
            <text:p>1500</text:p>
          </table:table-cell>
          <table:table-cell table:style-name="ce8" office:value-type="float" office:value="9.97298" calcext:value-type="float">
            <text:p>9,9730</text:p>
          </table:table-cell>
          <table:table-cell table:style-name="ce8" office:value-type="float" office:value="3.28573" calcext:value-type="float">
            <text:p>3,2857</text:p>
          </table:table-cell>
          <table:table-cell table:style-name="ce12" table:formula="of:=[.D16]/[.E16]" office:value-type="float" office:value="3.0352402662422" calcext:value-type="float">
            <text:p>3,035 </text:p>
          </table:table-cell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4" table:formula="of:=[.B17]*100+100" office:value-type="float" office:value="1600" calcext:value-type="float">
            <text:p>1600</text:p>
          </table:table-cell>
          <table:table-cell table:style-name="ce8" office:value-type="float" office:value="11.3961" calcext:value-type="float">
            <text:p>11,3961</text:p>
          </table:table-cell>
          <table:table-cell table:style-name="ce8" office:value-type="float" office:value="3.72979" calcext:value-type="float">
            <text:p>3,7298</text:p>
          </table:table-cell>
          <table:table-cell table:style-name="ce12" table:formula="of:=[.D17]/[.E17]" office:value-type="float" office:value="3.0554267130321" calcext:value-type="float">
            <text:p>3,055 </text:p>
          </table:table-cell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4" table:formula="of:=[.B18]*100+100" office:value-type="float" office:value="1700" calcext:value-type="float">
            <text:p>1700</text:p>
          </table:table-cell>
          <table:table-cell table:style-name="ce8" office:value-type="float" office:value="12.9843" calcext:value-type="float">
            <text:p>12,9843</text:p>
          </table:table-cell>
          <table:table-cell table:style-name="ce8" office:value-type="float" office:value="4.26879" calcext:value-type="float">
            <text:p>4,2688</text:p>
          </table:table-cell>
          <table:table-cell table:style-name="ce12" table:formula="of:=[.D18]/[.E18]" office:value-type="float" office:value="3.04168160064093" calcext:value-type="float">
            <text:p>3,042 </text:p>
          </table:table-cell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4" table:formula="of:=[.B19]*100+100" office:value-type="float" office:value="1800" calcext:value-type="float">
            <text:p>1800</text:p>
          </table:table-cell>
          <table:table-cell table:style-name="ce8" office:value-type="float" office:value="14.5955" calcext:value-type="float">
            <text:p>14,5955</text:p>
          </table:table-cell>
          <table:table-cell table:style-name="ce8" office:value-type="float" office:value="4.82882" calcext:value-type="float">
            <text:p>4,8288</text:p>
          </table:table-cell>
          <table:table-cell table:style-name="ce12" table:formula="of:=[.D19]/[.E19]" office:value-type="float" office:value="3.02258108606243" calcext:value-type="float">
            <text:p>3,023 </text:p>
          </table:table-cell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4" table:formula="of:=[.B20]*100+100" office:value-type="float" office:value="1900" calcext:value-type="float">
            <text:p>1900</text:p>
          </table:table-cell>
          <table:table-cell table:style-name="ce8" office:value-type="float" office:value="16.333" calcext:value-type="float">
            <text:p>16,3330</text:p>
          </table:table-cell>
          <table:table-cell table:style-name="ce8" office:value-type="float" office:value="5.38967" calcext:value-type="float">
            <text:p>5,3897</text:p>
          </table:table-cell>
          <table:table-cell table:style-name="ce12" table:formula="of:=[.D20]/[.E20]" office:value-type="float" office:value="3.03042672371407" calcext:value-type="float">
            <text:p>3,030 </text:p>
          </table:table-cell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4" table:formula="of:=[.B21]*100+100" office:value-type="float" office:value="2000" calcext:value-type="float">
            <text:p>2000</text:p>
          </table:table-cell>
          <table:table-cell table:style-name="ce8" office:value-type="float" office:value="18.2043" calcext:value-type="float">
            <text:p>18,2043</text:p>
          </table:table-cell>
          <table:table-cell table:style-name="ce8" office:value-type="float" office:value="6.07122" calcext:value-type="float">
            <text:p>6,0712</text:p>
          </table:table-cell>
          <table:table-cell table:style-name="ce12" table:formula="of:=[.D21]/[.E21]" office:value-type="float" office:value="2.99845829997925" calcext:value-type="float">
            <text:p>2,998 </text:p>
          </table:table-cell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table:formula="of:=[.B22]*100+100" office:value-type="float" office:value="2100" calcext:value-type="float">
            <text:p>2100</text:p>
          </table:table-cell>
          <table:table-cell table:style-name="ce9" office:value-type="float" office:value="20.5413" calcext:value-type="float">
            <text:p>20,5413</text:p>
          </table:table-cell>
          <table:table-cell table:style-name="ce9" office:value-type="float" office:value="6.52034" calcext:value-type="float">
            <text:p>6,5203</text:p>
          </table:table-cell>
          <table:table-cell table:style-name="ce13" table:formula="of:=[.D22]/[.E22]" office:value-type="float" office:value="3.15034185333894" calcext:value-type="float">
            <text:p>3,150 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lanilha2" table:style-name="ta1">
        <table:shapes>
          <draw:frame draw:z-index="0" draw:style-name="gr1" draw:text-style-name="P1" svg:width="167.53mm" svg:height="108.03mm" svg:x="111.41mm" svg:y="16.46mm">
            <loext:p draw:notify-on-update-of-ranges="Planilha2.B4:Planilha2.B4 Planilha2.B5:Planilha2.B23 Planilha2.G4:Planilha2.G4 Planilha2.G5:Planilha2.G23 Planilha2.H4:Planilha2.H4 Planilha2.H5:Planilha2.H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ce17"/>
        <table:table-column table:style-name="co8" table:default-cell-style-name="ce17"/>
        <table:table-column table:style-name="co9" table:default-cell-style-name="ce22"/>
        <table:table-column table:style-name="co10" table:default-cell-style-name="ce22"/>
        <table:table-column table:style-name="co11" table:default-cell-style-name="ce28"/>
        <table:table-column table:style-name="co12" table:default-cell-style-name="ce22"/>
        <table:table-column table:style-name="co13" table:default-cell-style-name="ce33"/>
        <table:table-row table:style-name="ro2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ce14"/>
          <table:table-cell table:style-name="ce19"/>
          <table:table-cell table:style-name="ce15" office:value-type="string" calcext:value-type="string" table:number-columns-spanned="3" table:number-rows-spanned="1">
            <text:p>Tempo (ms)</text:p>
          </table:table-cell>
          <table:covered-table-cell table:style-name="ce24"/>
          <table:covered-table-cell table:style-name="ce26"/>
          <table:table-cell table:style-name="ce15" office:value-type="string" calcext:value-type="string" table:number-columns-spanned="2" table:number-rows-spanned="1">
            <text:p>SpeedUp</text:p>
          </table:table-cell>
          <table:covered-table-cell table:style-name="ce31"/>
        </table:table-row>
        <table:table-row table:style-name="ro1">
          <table:table-cell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px</text:p>
          </table:table-cell>
          <table:table-cell table:style-name="ce15" office:value-type="string" calcext:value-type="string">
            <text:p>CPU</text:p>
          </table:table-cell>
          <table:table-cell table:style-name="ce15" office:value-type="string" calcext:value-type="string">
            <text:p>OMP</text:p>
          </table:table-cell>
          <table:table-cell table:style-name="ce15" office:value-type="string" calcext:value-type="string">
            <text:p>CUDA</text:p>
          </table:table-cell>
          <table:table-cell table:style-name="ce30" office:value-type="string" calcext:value-type="string">
            <text:p>OMP</text:p>
          </table:table-cell>
          <table:table-cell table:style-name="ce32" office:value-type="string" calcext:value-type="string">
            <text:p>CUDA</text:p>
          </table:table-cell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16" table:formula="of:=[.B5]*100+100" office:value-type="float" office:value="300" calcext:value-type="float">
            <text:p>300</text:p>
          </table:table-cell>
          <table:table-cell table:style-name="ce20" office:value-type="float" office:value="0.222412" calcext:value-type="float">
            <text:p>0,222</text:p>
          </table:table-cell>
          <table:table-cell table:style-name="ce25" office:value-type="float" office:value="0.0625558" calcext:value-type="float">
            <text:p>0,063</text:p>
          </table:table-cell>
          <table:table-cell table:style-name="ce27" office:value-type="float" office:value="0.480227" calcext:value-type="float">
            <text:p>0,480</text:p>
          </table:table-cell>
          <table:table-cell table:style-name="ce25" table:formula="of:=[.D5]/[.E5]" office:value-type="float" office:value="3.55541772305685" calcext:value-type="float">
            <text:p>3,555</text:p>
          </table:table-cell>
          <table:table-cell table:style-name="ce25" table:formula="of:=[.D5]/[.F5]" office:value-type="float" office:value="0.463139307036048" calcext:value-type="float">
            <text:p>0,4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6]*100+100" office:value-type="float" office:value="400" calcext:value-type="float">
            <text:p>400</text:p>
          </table:table-cell>
          <table:table-cell table:style-name="ce21" office:value-type="float" office:value="0.461344" calcext:value-type="float">
            <text:p>0,461</text:p>
          </table:table-cell>
          <table:table-cell office:value-type="float" office:value="0.110535" calcext:value-type="float">
            <text:p>0,111</text:p>
          </table:table-cell>
          <table:table-cell office:value-type="float" office:value="0.672357" calcext:value-type="float">
            <text:p>0,672</text:p>
          </table:table-cell>
          <table:table-cell table:formula="of:=[.D6]/[.E6]" office:value-type="float" office:value="4.17373682543991" calcext:value-type="float">
            <text:p>4,174</text:p>
          </table:table-cell>
          <table:table-cell table:formula="of:=[.D6]/[.F6]" office:value-type="float" office:value="0.686159287402377" calcext:value-type="float">
            <text:p>0,68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7]*100+100" office:value-type="float" office:value="500" calcext:value-type="float">
            <text:p>500</text:p>
          </table:table-cell>
          <table:table-cell table:style-name="ce21" office:value-type="float" office:value="0.789973" calcext:value-type="float">
            <text:p>0,790</text:p>
          </table:table-cell>
          <table:table-cell office:value-type="float" office:value="0.17258" calcext:value-type="float">
            <text:p>0,173</text:p>
          </table:table-cell>
          <table:table-cell office:value-type="float" office:value="0.862022" calcext:value-type="float">
            <text:p>0,862</text:p>
          </table:table-cell>
          <table:table-cell table:formula="of:=[.D7]/[.E7]" office:value-type="float" office:value="4.57743075675049" calcext:value-type="float">
            <text:p>4,577</text:p>
          </table:table-cell>
          <table:table-cell table:formula="of:=[.D7]/[.F7]" office:value-type="float" office:value="0.916418606485681" calcext:value-type="float">
            <text:p>0,9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8]*100+100" office:value-type="float" office:value="600" calcext:value-type="float">
            <text:p>600</text:p>
          </table:table-cell>
          <table:table-cell table:style-name="ce21" office:value-type="float" office:value="1.20278" calcext:value-type="float">
            <text:p>1,203</text:p>
          </table:table-cell>
          <table:table-cell office:value-type="float" office:value="0.256762" calcext:value-type="float">
            <text:p>0,257</text:p>
          </table:table-cell>
          <table:table-cell office:value-type="float" office:value="1.06915" calcext:value-type="float">
            <text:p>1,069</text:p>
          </table:table-cell>
          <table:table-cell table:formula="of:=[.D8]/[.E8]" office:value-type="float" office:value="4.68441591824335" calcext:value-type="float">
            <text:p>4,684</text:p>
          </table:table-cell>
          <table:table-cell table:formula="of:=[.D8]/[.F8]" office:value-type="float" office:value="1.12498713931628" calcext:value-type="float">
            <text:p>1,1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9]*100+100" office:value-type="float" office:value="700" calcext:value-type="float">
            <text:p>700</text:p>
          </table:table-cell>
          <table:table-cell table:style-name="ce21" office:value-type="float" office:value="1.70525" calcext:value-type="float">
            <text:p>1,705</text:p>
          </table:table-cell>
          <table:table-cell office:value-type="float" office:value="0.375225" calcext:value-type="float">
            <text:p>0,375</text:p>
          </table:table-cell>
          <table:table-cell office:value-type="float" office:value="1.33397" calcext:value-type="float">
            <text:p>1,334</text:p>
          </table:table-cell>
          <table:table-cell table:formula="of:=[.D9]/[.E9]" office:value-type="float" office:value="4.5446065693917" calcext:value-type="float">
            <text:p>4,545</text:p>
          </table:table-cell>
          <table:table-cell table:formula="of:=[.D9]/[.F9]" office:value-type="float" office:value="1.27832709881032" calcext:value-type="float">
            <text:p>1,2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10]*100+100" office:value-type="float" office:value="800" calcext:value-type="float">
            <text:p>800</text:p>
          </table:table-cell>
          <table:table-cell table:style-name="ce21" office:value-type="float" office:value="2.29688" calcext:value-type="float">
            <text:p>2,297</text:p>
          </table:table-cell>
          <table:table-cell office:value-type="float" office:value="0.477044" calcext:value-type="float">
            <text:p>0,477</text:p>
          </table:table-cell>
          <table:table-cell office:value-type="float" office:value="1.59565" calcext:value-type="float">
            <text:p>1,596</text:p>
          </table:table-cell>
          <table:table-cell table:formula="of:=[.D10]/[.E10]" office:value-type="float" office:value="4.81481792035955" calcext:value-type="float">
            <text:p>4,815</text:p>
          </table:table-cell>
          <table:table-cell table:formula="of:=[.D10]/[.F10]" office:value-type="float" office:value="1.43946354150346" calcext:value-type="float">
            <text:p>1,43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1]*100+100" office:value-type="float" office:value="900" calcext:value-type="float">
            <text:p>900</text:p>
          </table:table-cell>
          <table:table-cell office:value-type="float" office:value="2.97856" calcext:value-type="float">
            <text:p>2,979</text:p>
          </table:table-cell>
          <table:table-cell office:value-type="float" office:value="0.606888" calcext:value-type="float">
            <text:p>0,607</text:p>
          </table:table-cell>
          <table:table-cell office:value-type="float" office:value="1.90369" calcext:value-type="float">
            <text:p>1,904</text:p>
          </table:table-cell>
          <table:table-cell table:formula="of:=[.D11]/[.E11]" office:value-type="float" office:value="4.90792370256126" calcext:value-type="float">
            <text:p>4,908</text:p>
          </table:table-cell>
          <table:table-cell table:formula="of:=[.D11]/[.F11]" office:value-type="float" office:value="1.56462449243312" calcext:value-type="float">
            <text:p>1,56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2]*100+100" office:value-type="float" office:value="1000" calcext:value-type="float">
            <text:p>1000</text:p>
          </table:table-cell>
          <table:table-cell office:value-type="float" office:value="3.74751" calcext:value-type="float">
            <text:p>3,748</text:p>
          </table:table-cell>
          <table:table-cell office:value-type="float" office:value="0.768282" calcext:value-type="float">
            <text:p>0,768</text:p>
          </table:table-cell>
          <table:table-cell office:value-type="float" office:value="2.35719" calcext:value-type="float">
            <text:p>2,357</text:p>
          </table:table-cell>
          <table:table-cell table:formula="of:=[.D12]/[.E12]" office:value-type="float" office:value="4.87777925293057" calcext:value-type="float">
            <text:p>4,878</text:p>
          </table:table-cell>
          <table:table-cell table:formula="of:=[.D12]/[.F12]" office:value-type="float" office:value="1.58982093085411" calcext:value-type="float">
            <text:p>1,59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3]*100+100" office:value-type="float" office:value="1100" calcext:value-type="float">
            <text:p>1100</text:p>
          </table:table-cell>
          <table:table-cell office:value-type="float" office:value="4.60489" calcext:value-type="float">
            <text:p>4,605</text:p>
          </table:table-cell>
          <table:table-cell office:value-type="float" office:value="0.9313" calcext:value-type="float">
            <text:p>0,931</text:p>
          </table:table-cell>
          <table:table-cell office:value-type="float" office:value="0.357656" calcext:value-type="float">
            <text:p>0,358</text:p>
          </table:table-cell>
          <table:table-cell table:formula="of:=[.D13]/[.E13]" office:value-type="float" office:value="4.94458284118974" calcext:value-type="float">
            <text:p>4,945</text:p>
          </table:table-cell>
          <table:table-cell table:formula="of:=[.D13]/[.F13]" office:value-type="float" office:value="12.8751929228085" calcext:value-type="float">
            <text:p>12,87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4]*100+100" office:value-type="float" office:value="1200" calcext:value-type="float">
            <text:p>1200</text:p>
          </table:table-cell>
          <table:table-cell office:value-type="float" office:value="5.55152" calcext:value-type="float">
            <text:p>5,552</text:p>
          </table:table-cell>
          <table:table-cell office:value-type="float" office:value="1.12065" calcext:value-type="float">
            <text:p>1,121</text:p>
          </table:table-cell>
          <table:table-cell office:value-type="float" office:value="0.376959" calcext:value-type="float">
            <text:p>0,377</text:p>
          </table:table-cell>
          <table:table-cell table:formula="of:=[.D14]/[.E14]" office:value-type="float" office:value="4.95383928969794" calcext:value-type="float">
            <text:p>4,954</text:p>
          </table:table-cell>
          <table:table-cell table:formula="of:=[.D14]/[.F14]" office:value-type="float" office:value="14.7271188643858" calcext:value-type="float">
            <text:p>14,72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5]*100+100" office:value-type="float" office:value="1300" calcext:value-type="float">
            <text:p>1300</text:p>
          </table:table-cell>
          <table:table-cell office:value-type="float" office:value="6.59248" calcext:value-type="float">
            <text:p>6,592</text:p>
          </table:table-cell>
          <table:table-cell office:value-type="float" office:value="1.34646" calcext:value-type="float">
            <text:p>1,346</text:p>
          </table:table-cell>
          <table:table-cell office:value-type="float" office:value="0.390263" calcext:value-type="float">
            <text:p>0,390</text:p>
          </table:table-cell>
          <table:table-cell table:formula="of:=[.D15]/[.E15]" office:value-type="float" office:value="4.89615733107556" calcext:value-type="float">
            <text:p>4,896</text:p>
          </table:table-cell>
          <table:table-cell table:formula="of:=[.D15]/[.F15]" office:value-type="float" office:value="16.8924033280121" calcext:value-type="float">
            <text:p>16,89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16]*100+100" office:value-type="float" office:value="1400" calcext:value-type="float">
            <text:p>1400</text:p>
          </table:table-cell>
          <table:table-cell office:value-type="float" office:value="7.7129" calcext:value-type="float">
            <text:p>7,713</text:p>
          </table:table-cell>
          <table:table-cell office:value-type="float" office:value="1.53958" calcext:value-type="float">
            <text:p>1,540</text:p>
          </table:table-cell>
          <table:table-cell office:value-type="float" office:value="0.407083" calcext:value-type="float">
            <text:p>0,407</text:p>
          </table:table-cell>
          <table:table-cell table:formula="of:=[.D16]/[.E16]" office:value-type="float" office:value="5.00974291689941" calcext:value-type="float">
            <text:p>5,010</text:p>
          </table:table-cell>
          <table:table-cell table:formula="of:=[.D16]/[.F16]" office:value-type="float" office:value="18.9467504169911" calcext:value-type="float">
            <text:p>18,94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7]*100+100" office:value-type="float" office:value="1500" calcext:value-type="float">
            <text:p>1500</text:p>
          </table:table-cell>
          <table:table-cell office:value-type="float" office:value="8.928" calcext:value-type="float">
            <text:p>8,928</text:p>
          </table:table-cell>
          <table:table-cell office:value-type="float" office:value="1.80244" calcext:value-type="float">
            <text:p>1,802</text:p>
          </table:table-cell>
          <table:table-cell office:value-type="float" office:value="0.433467" calcext:value-type="float">
            <text:p>0,433</text:p>
          </table:table-cell>
          <table:table-cell table:formula="of:=[.D17]/[.E17]" office:value-type="float" office:value="4.95328554625952" calcext:value-type="float">
            <text:p>4,953</text:p>
          </table:table-cell>
          <table:table-cell table:formula="of:=[.D17]/[.F17]" office:value-type="float" office:value="20.59672362602" calcext:value-type="float">
            <text:p>20,59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18]*100+100" office:value-type="float" office:value="1600" calcext:value-type="float">
            <text:p>1600</text:p>
          </table:table-cell>
          <table:table-cell office:value-type="float" office:value="10.2291" calcext:value-type="float">
            <text:p>10,229</text:p>
          </table:table-cell>
          <table:table-cell office:value-type="float" office:value="2.05039" calcext:value-type="float">
            <text:p>2,050</text:p>
          </table:table-cell>
          <table:table-cell office:value-type="float" office:value="0.446086" calcext:value-type="float">
            <text:p>0,446</text:p>
          </table:table-cell>
          <table:table-cell table:formula="of:=[.D18]/[.E18]" office:value-type="float" office:value="4.98885577865674" calcext:value-type="float">
            <text:p>4,989</text:p>
          </table:table-cell>
          <table:table-cell table:formula="of:=[.D18]/[.F18]" office:value-type="float" office:value="22.9307801634662" calcext:value-type="float">
            <text:p>22,93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19]*100+100" office:value-type="float" office:value="1700" calcext:value-type="float">
            <text:p>1700</text:p>
          </table:table-cell>
          <table:table-cell office:value-type="float" office:value="11.8368" calcext:value-type="float">
            <text:p>11,837</text:p>
          </table:table-cell>
          <table:table-cell office:value-type="float" office:value="2.3217" calcext:value-type="float">
            <text:p>2,322</text:p>
          </table:table-cell>
          <table:table-cell office:value-type="float" office:value="0.470648" calcext:value-type="float">
            <text:p>0,471</text:p>
          </table:table-cell>
          <table:table-cell table:formula="of:=[.D19]/[.E19]" office:value-type="float" office:value="5.0983331179739" calcext:value-type="float">
            <text:p>5,098</text:p>
          </table:table-cell>
          <table:table-cell table:formula="of:=[.D19]/[.F19]" office:value-type="float" office:value="25.1500059492444" calcext:value-type="float">
            <text:p>25,15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20]*100+100" office:value-type="float" office:value="1800" calcext:value-type="float">
            <text:p>1800</text:p>
          </table:table-cell>
          <table:table-cell office:value-type="float" office:value="13.0968" calcext:value-type="float">
            <text:p>13,097</text:p>
          </table:table-cell>
          <table:table-cell office:value-type="float" office:value="2.60986" calcext:value-type="float">
            <text:p>2,610</text:p>
          </table:table-cell>
          <table:table-cell office:value-type="float" office:value="0.485824" calcext:value-type="float">
            <text:p>0,486</text:p>
          </table:table-cell>
          <table:table-cell table:formula="of:=[.D20]/[.E20]" office:value-type="float" office:value="5.01820020997295" calcext:value-type="float">
            <text:p>5,018</text:p>
          </table:table-cell>
          <table:table-cell table:formula="of:=[.D20]/[.F20]" office:value-type="float" office:value="26.9579106837044" calcext:value-type="float">
            <text:p>26,95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21]*100+100" office:value-type="float" office:value="1900" calcext:value-type="float">
            <text:p>1900</text:p>
          </table:table-cell>
          <table:table-cell office:value-type="float" office:value="14.6586" calcext:value-type="float">
            <text:p>14,659</text:p>
          </table:table-cell>
          <table:table-cell office:value-type="float" office:value="2.92248" calcext:value-type="float">
            <text:p>2,922</text:p>
          </table:table-cell>
          <table:table-cell office:value-type="float" office:value="0.52423" calcext:value-type="float">
            <text:p>0,524</text:p>
          </table:table-cell>
          <table:table-cell table:formula="of:=[.D21]/[.E21]" office:value-type="float" office:value="5.01580849141825" calcext:value-type="float">
            <text:p>5,016</text:p>
          </table:table-cell>
          <table:table-cell table:formula="of:=[.D21]/[.F21]" office:value-type="float" office:value="27.9621540163669" calcext:value-type="float">
            <text:p>27,96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22]*100+100" office:value-type="float" office:value="2000" calcext:value-type="float">
            <text:p>2000</text:p>
          </table:table-cell>
          <table:table-cell office:value-type="float" office:value="16.3057" calcext:value-type="float">
            <text:p>16,306</text:p>
          </table:table-cell>
          <table:table-cell office:value-type="float" office:value="3.26208" calcext:value-type="float">
            <text:p>3,262</text:p>
          </table:table-cell>
          <table:table-cell office:value-type="float" office:value="0.527003" calcext:value-type="float">
            <text:p>0,527</text:p>
          </table:table-cell>
          <table:table-cell table:formula="of:=[.D22]/[.E22]" office:value-type="float" office:value="4.99855920149107" calcext:value-type="float">
            <text:p>4,999</text:p>
          </table:table-cell>
          <table:table-cell table:formula="of:=[.D22]/[.F22]" office:value-type="float" office:value="30.94043107914" calcext:value-type="float">
            <text:p>30,940</text:p>
          </table:table-cell>
        </table:table-row>
        <table:table-row table:style-name="ro1">
          <table:table-cell/>
          <table:table-cell table:style-name="ce18" office:value-type="float" office:value="20" calcext:value-type="float">
            <text:p>20</text:p>
          </table:table-cell>
          <table:table-cell table:style-name="ce18" table:formula="of:=[.B23]*100+100" office:value-type="float" office:value="2100" calcext:value-type="float">
            <text:p>2100</text:p>
          </table:table-cell>
          <table:table-cell table:style-name="ce23" office:value-type="float" office:value="18.0563" calcext:value-type="float">
            <text:p>18,056</text:p>
          </table:table-cell>
          <table:table-cell table:style-name="ce23" office:value-type="float" office:value="3.59618" calcext:value-type="float">
            <text:p>3,596</text:p>
          </table:table-cell>
          <table:table-cell table:style-name="ce29" office:value-type="float" office:value="0.559263" calcext:value-type="float">
            <text:p>0,559</text:p>
          </table:table-cell>
          <table:table-cell table:style-name="ce23" table:formula="of:=[.D23]/[.E23]" office:value-type="float" office:value="5.02096669243475" calcext:value-type="float">
            <text:p>5,021</text:p>
          </table:table-cell>
          <table:table-cell table:style-name="ce34" table:formula="of:=[.D23]/[.F23]" office:value-type="float" office:value="32.2858833858131" calcext:value-type="float">
            <text:p>32,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</number:number-style>
    <number:number-style style:name="N112">
      <number:text>-R$ 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</number:number-style>
    <number:number-style style:name="N115">
      <number:text>-R$ 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9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9P1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31P1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33P1" style:volatile="true"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5P1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/>
    </number:number-style>
    <number:number-style style:name="N138">
      <number:number number:decimal-places="1" loext:min-decimal-places="1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2P0" style:volatile="true">
      <number:text>R$ </number:text>
      <number:number number:decimal-places="0" loext:min-decimal-places="0" number:min-integer-digits="1" number:grouping="true"/>
    </number:number-style>
    <number:number-style style:name="N142">
      <number:text>-R$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R$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R$ </number:text>
      <number:number number:decimal-places="2" loext:min-decimal-places="2" number:min-integer-digits="1" number:grouping="true"/>
    </number:number-style>
    <number:number-style style:name="N144">
      <number:text>-R$ 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5P0" style:volatile="true">
      <number:text>R$ </number:text>
      <number:number number:decimal-places="2" loext:min-decimal-places="2" number:min-integer-digits="1" number:grouping="true"/>
    </number:number-style>
    <number:number-style style:name="N145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first-page-number="continue" style:scale-to="100%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fo:min-height="7.5mm" fo:margin-left="6mm" fo:margin-right="6mm" fo:margin-top="0mm"/>
      </style:footer-style>
    </style:page-layout>
    <style:page-layout style:name="Mpm4">
      <style:page-layout-properties style:num-format="1" style:print-orientation="portrait" fo:margin-top="20mm" fo:margin-bottom="20mm" fo:margin-left="13mm" fo:margin-right="13mm" style:first-page-number="continue" style:scale-to="100%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fo:min-height="7.5mm" fo:margin-left="6mm" fo:margin-right="6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05:28:16.92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4" style:display-name="PageStyle_Plan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4_20_1" style:display-name="PageStyle_Plan4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5" style:display-name="PageStyle_Plan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8:44:34.158000000</meta:creation-date>
    <dc:date>2016-12-08T05:34:14.856000000</dc:date>
    <meta:editing-duration>PT17M27S</meta:editing-duration>
    <meta:editing-cycles>6</meta:editing-cycles>
    <meta:generator>LibreOffice/5.1.4.2$Windows_X86_64 LibreOffice_project/f99d75f39f1c57ebdd7ffc5f42867c12031db97a</meta:generator>
    <meta:document-statistic meta:table-count="2" meta:cell-count="2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9P1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9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35cm" svg:y="0.316cm" chart:style-name="ch2">
          <text:p>SpeedyUp CPU Vs OMP</text:p>
        </chart:title>
        <chart:legend chart:legend-position="end" svg:x="13.254cm" svg:y="4.201cm" style:legend-expansion="high" chart:style-name="ch3"/>
        <chart:plot-area chart:style-name="ch4" table:cell-range-address="Planilha1.F3:Planilha1.F22" chart:data-source-has-labels="row" svg:x="1.331cm" svg:y="1.275cm" svg:width="11.603cm" svg:height="6.564cm">
          <chartooo:coordinate-region svg:x="2.535cm" svg:y="1.474cm" svg:width="10.212cm" svg:height="5.718cm"/>
          <chart:axis chart:dimension="x" chart:name="primary-x" chart:style-name="ch5">
            <chart:title svg:x="6.956cm" svg:y="8.019cm" chart:style-name="ch6">
              <text:p>N</text:p>
            </chart:title>
          </chart:axis>
          <chart:axis chart:dimension="y" chart:name="primary-y" chart:style-name="ch7">
            <chart:title svg:x="0.451cm" svg:y="5.461cm" chart:style-name="ch8">
              <text:p>tempo (ms)</text:p>
            </chart:title>
            <chart:grid chart:style-name="ch9" chart:class="major"/>
          </chart:axis>
          <chart:series chart:style-name="ch10" chart:values-cell-range-address="Planilha1.F4:Planilha1.F22" chart:label-cell-address="Planilha1.F3:Planilha1.F3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Planilha1.F3:Planilha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2658653881484">
                <text:p>2.72658653881484</text:p>
                <draw:g>
                  <svg:desc>Planilha1.F4:Planilha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7716263151739">
                <text:p>2.67716263151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1959783638419">
                <text:p>2.71959783638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4491349652031">
                <text:p>3.04491349652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5168302521115">
                <text:p>3.05168302521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682504170323">
                <text:p>3.0682504170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4554506092771">
                <text:p>3.04554506092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4668392200201">
                <text:p>3.04668392200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8741116264577">
                <text:p>3.08741116264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7793052109181">
                <text:p>3.07793052109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0782694037785">
                <text:p>3.00782694037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4507136003625">
                <text:p>3.04507136003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352402662422">
                <text:p>3.03524026624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554267130321">
                <text:p>3.0554267130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4168160064093">
                <text:p>3.041681600640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2258108606243">
                <text:p>3.022581086062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3042672371407">
                <text:p>3.030426723714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9845829997925">
                <text:p>2.99845829997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5034185333894">
                <text:p>3.15034185333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54cm" svg:height="10.804cm" xlink:href=".." xlink:type="simple" chart:class="chart:line" chart:style-name="ch1">
        <chart:title svg:x="6.759cm" svg:y="0.352cm" chart:style-name="ch2">
          <text:p>SpeedUp da TD</text:p>
        </chart:title>
        <chart:legend chart:legend-position="bottom" svg:x="6.369cm" svg:y="10.021cm" style:legend-expansion="wide" chart:style-name="ch3"/>
        <chart:plot-area chart:style-name="ch4" table:cell-range-address="Planilha2.B4:Planilha2.B23 Planilha2.G4:Planilha2.H23" chart:data-source-has-labels="both" svg:x="1.346cm" svg:y="1.347cm" svg:width="15.073cm" svg:height="7.477cm">
          <chartooo:coordinate-region svg:x="2.629cm" svg:y="1.546cm" svg:width="13.603cm" svg:height="6.631cm"/>
          <chart:axis chart:dimension="x" chart:name="primary-x" chart:style-name="ch5" chartooo:axis-type="auto">
            <chartooo:date-scale/>
            <chart:title svg:x="8.706cm" svg:y="9.04cm" chart:style-name="ch6">
              <text:p>N</text:p>
            </chart:title>
            <chart:categories table:cell-range-address="Planilha2.B5:Planilha2.B23"/>
          </chart:axis>
          <chart:axis chart:dimension="y" chart:name="primary-y" chart:style-name="ch7">
            <chart:title svg:x="0.451cm" svg:y="6.082cm" chart:style-name="ch8">
              <text:p>Tempo (seg)</text:p>
            </chart:title>
            <chart:grid chart:style-name="ch9" chart:class="major"/>
          </chart:axis>
          <chart:series chart:style-name="ch10" chart:values-cell-range-address="Planilha2.G5:Planilha2.G23" chart:label-cell-address="Planilha2.G4:Planilha2.G4" chart:class="chart:line">
            <chart:data-point chart:repeated="19"/>
          </chart:series>
          <chart:series chart:style-name="ch11" chart:values-cell-range-address="Planilha2.H5:Planilha2.H23" chart:label-cell-address="Planilha2.H4:Planilha2.H4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</text:p>
                <draw:g>
                  <svg:desc>Planilha2.G4:Planilha2.G4</svg:desc>
                </draw:g>
              </table:table-cell>
              <table:table-cell office:value-type="string">
                <text:p>CUDA</text:p>
                <draw:g>
                  <svg:desc>Planilha2.H4:Planilha2.H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lanilha2.B5:Planilha2.B23</svg:desc>
                </draw:g>
              </table:table-cell>
              <table:table-cell office:value-type="float" office:value="3.55541772305685">
                <text:p>3.55541772305685</text:p>
                <draw:g>
                  <svg:desc>Planilha2.G5:Planilha2.G23</svg:desc>
                </draw:g>
              </table:table-cell>
              <table:table-cell office:value-type="float" office:value="0.463139307036048">
                <text:p>0.463139307036048</text:p>
                <draw:g>
                  <svg:desc>Planilha2.H5:Planilha2.H2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17373682543991">
                <text:p>4.17373682543991</text:p>
              </table:table-cell>
              <table:table-cell office:value-type="float" office:value="0.686159287402377">
                <text:p>0.6861592874023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57743075675049">
                <text:p>4.57743075675049</text:p>
              </table:table-cell>
              <table:table-cell office:value-type="float" office:value="0.916418606485681">
                <text:p>0.9164186064856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68441591824335">
                <text:p>4.68441591824335</text:p>
              </table:table-cell>
              <table:table-cell office:value-type="float" office:value="1.12498713931628">
                <text:p>1.124987139316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446065693917">
                <text:p>4.5446065693917</text:p>
              </table:table-cell>
              <table:table-cell office:value-type="float" office:value="1.27832709881032">
                <text:p>1.278327098810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81481792035955">
                <text:p>4.81481792035955</text:p>
              </table:table-cell>
              <table:table-cell office:value-type="float" office:value="1.43946354150346">
                <text:p>1.439463541503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90792370256126">
                <text:p>4.90792370256126</text:p>
              </table:table-cell>
              <table:table-cell office:value-type="float" office:value="1.56462449243312">
                <text:p>1.564624492433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87777925293057">
                <text:p>4.87777925293057</text:p>
              </table:table-cell>
              <table:table-cell office:value-type="float" office:value="1.58982093085411">
                <text:p>1.589820930854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94458284118974">
                <text:p>4.94458284118974</text:p>
              </table:table-cell>
              <table:table-cell office:value-type="float" office:value="12.8751929228085">
                <text:p>12.87519292280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95383928969794">
                <text:p>4.95383928969794</text:p>
              </table:table-cell>
              <table:table-cell office:value-type="float" office:value="14.7271188643858">
                <text:p>14.727118864385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89615733107556">
                <text:p>4.89615733107556</text:p>
              </table:table-cell>
              <table:table-cell office:value-type="float" office:value="16.8924033280121">
                <text:p>16.89240332801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.00974291689941">
                <text:p>5.00974291689941</text:p>
              </table:table-cell>
              <table:table-cell office:value-type="float" office:value="18.9467504169911">
                <text:p>18.94675041699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95328554625952">
                <text:p>4.95328554625952</text:p>
              </table:table-cell>
              <table:table-cell office:value-type="float" office:value="20.59672362602">
                <text:p>20.5967236260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98885577865674">
                <text:p>4.98885577865674</text:p>
              </table:table-cell>
              <table:table-cell office:value-type="float" office:value="22.9307801634662">
                <text:p>22.93078016346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0983331179739">
                <text:p>5.0983331179739</text:p>
              </table:table-cell>
              <table:table-cell office:value-type="float" office:value="25.1500059492444">
                <text:p>25.150005949244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.01820020997295">
                <text:p>5.01820020997295</text:p>
              </table:table-cell>
              <table:table-cell office:value-type="float" office:value="26.9579106837044">
                <text:p>26.957910683704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.01580849141825">
                <text:p>5.01580849141825</text:p>
              </table:table-cell>
              <table:table-cell office:value-type="float" office:value="27.9621540163669">
                <text:p>27.962154016366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99855920149107">
                <text:p>4.99855920149107</text:p>
              </table:table-cell>
              <table:table-cell office:value-type="float" office:value="30.94043107914">
                <text:p>30.940431079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02096669243475">
                <text:p>5.02096669243475</text:p>
              </table:table-cell>
              <table:table-cell office:value-type="float" office:value="32.2858833858131">
                <text:p>32.28588338581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